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45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7.73mm" fo:break-before="auto" style:use-optimal-row-height="false"/>
    </style:style>
    <style:style style:name="ro5" style:family="table-row">
      <style:table-row-properties style:row-height="20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4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PIN NUMB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 B HIGH</text:p>
          </table:table-cell>
          <table:table-cell office:value-type="string" calcext:value-type="string">
            <text:p>EPWM7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 B LOW</text:p>
          </table:table-cell>
          <table:table-cell office:value-type="string" calcext:value-type="string">
            <text:p>EPWM7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. APPROX 0.6SEC AFTER LOSS OF SPI SS1 AND SS2 GO LOW</text:p>
          </table:table-cell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OTE ALL 3V3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office:value-type="string" calcext:value-type="string">
            <text:p>NOTE ALL 1V2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 A HIGH</text:p>
          </table:table-cell>
          <table:table-cell office:value-type="string" calcext:value-type="string">
            <text:p>EPWM5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 A LOW</text:p>
          </table:table-cell>
          <table:table-cell office:value-type="string" calcext:value-type="string">
            <text:p>EPWM5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6</text:p>
          </table:table-cell>
          <table:table-cell office:value-type="string" calcext:value-type="string">
            <text:p>25LC256 EEPROM 2MHZ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EEPROM PIN 1</text:p>
          </table:table-cell>
          <table:table-cell office:value-type="string" calcext:value-type="string">
            <text:p><text:span text:style-name="T1">25LC256 EEPROM </text:span>SPI CS</text:p>
          </table:table-cell>
          <table:table-cell table:number-columns-repeated="102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5</text:p>
          </table:table-cell>
          <table:table-cell office:value-type="string" calcext:value-type="string">
            <text:p><text:span text:style-name="T1">25LC256 EEPROM </text:span>SPI MOSI</text:p>
          </table:table-cell>
          <table:table-cell table:number-columns-repeated="102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EEPROM PIN 2</text:p>
          </table:table-cell>
          <table:table-cell office:value-type="string" calcext:value-type="string">
            <text:p><text:span text:style-name="T1">25LC256 EEPROM </text:span>SPI MISO</text:p>
          </table:table-cell>
          <table:table-cell table:number-columns-repeated="102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20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table:number-columns-repeated="1022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2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C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A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office:value-type="string" calcext:value-type="string">
            <text:p>HVIL SENSE</text:p>
          </table:table-cell>
          <table:table-cell office:value-type="string" calcext:value-type="string">
            <text:p>HVIL CURRENT SENSE. 20MA = 86mV</text:p>
          </table:table-cell>
          <table:table-cell table:number-columns-repeated="1020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2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2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20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</text:p>
          </table:table-cell>
          <table:table-cell table:number-columns-repeated="10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2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20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2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B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D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2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2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2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2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/>
          <table:table-cell table:style-name="ce8" office:value-type="string" calcext:value-type="string">
            <text:p>3.3-V Flash power pin </text:p>
          </table:table-cell>
          <table:table-cell table:number-columns-repeated="1020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JTAG TDI</text:p>
          </table:table-cell>
          <table:table-cell office:value-type="string" calcext:value-type="string">
            <text:p>JTAG PINS</text:p>
          </table:table-cell>
          <table:table-cell table:number-columns-repeated="1020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JTAG TDO</text:p>
          </table:table-cell>
          <table:table-cell table:number-columns-repeated="1021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office:value-type="string" calcext:value-type="string">
            <text:p>JTAG /TRST</text:p>
          </table:table-cell>
          <table:table-cell table:number-columns-repeated="1021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JTAG TMS</text:p>
          </table:table-cell>
          <table:table-cell table:number-columns-repeated="1021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JTAG TCK</text:p>
          </table:table-cell>
          <table:table-cell table:number-columns-repeated="1021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2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2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2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2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T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office:value-type="string" calcext:value-type="string">
            <text:p>ERROR STATUS</text:p>
          </table:table-cell>
          <table:table-cell office:value-type="string" calcext:value-type="string">
            <text:p>ERROR STATUS OUTPUT PIN. NEAR 0V DURING RUN AND RESET.</text:p>
          </table:table-cell>
          <table:table-cell table:number-columns-repeated="1020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office:value-type="string" calcext:value-type="string">
            <text:p>LIN R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2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2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office:value-type="string" calcext:value-type="string">
            <text:p>EEPROM 3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office:value-type="string" calcext:value-type="string">
            <text:p>EEPROM 2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2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2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2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2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2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2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2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20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2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2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2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office:value-type="string" calcext:value-type="string">
            <text:p>GATE DRIVER /DIAG1</text:p>
          </table:table-cell>
          <table:table-cell office:value-type="string" calcext:value-type="string">
            <text:p>ALL GATE DRIVERS /DIAG1 PINS TIED TOGETHER AND TO THIS PIN AND RED LED AT B LOW IC.LOW=FAULT.</text:p>
          </table:table-cell>
          <table:table-cell table:number-columns-repeated="1020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TIE TO VDDIO AS PER DATASHEET</text:p>
          </table:table-cell>
          <table:table-cell table:number-columns-repeated="1020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0MHZ XTAL PIN 1</text:p>
          </table:table-cell>
          <table:table-cell table:number-columns-repeated="1021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office:value-type="string" calcext:value-type="string">
            <text:p>GND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0MHZ XTAL PIN 2</text:p>
          </table:table-cell>
          <table:table-cell table:number-columns-repeated="1021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office:value-type="string" calcext:value-type="string">
            <text:p>EXTERNAL RESET</text:p>
          </table:table-cell>
          <table:table-cell office:value-type="string" calcext:value-type="string">
            <text:p>PULL LOW TO RESET DEVICE</text:p>
          </table:table-cell>
          <table:table-cell table:number-columns-repeated="1020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2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2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2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2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2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2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2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2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2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2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2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2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2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2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2"/>
        </table:table-row>
        <table:table-row table:style-name="ro4">
          <table:table-cell table:style-name="ce7"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office:value-type="string" calcext:value-type="string">
            <text:p>74245 /OE ENABLE CONTROL</text:p>
          </table:table-cell>
          <table:table-cell table:style-name="ce7" office:value-type="string" calcext:value-type="string">
            <text:p>SN74LVC8T245 PWM GATE DRIVER BUFFER CONTROL OF /OE LINE. /OE ASSERTED IF : GPIO78=1 , TLF35584 PIN 10 SS2 =1 AND ISOLATED GATE DRIVER SUPPLY IS ON AND POWER GOOD SIGNAL =1. </text:p>
          </table:table-cell>
          <table:table-cell table:number-columns-repeated="1020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2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2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2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office:value-type="string" calcext:value-type="string">
            <text:p>GATE PSU ENABLE</text:p>
          </table:table-cell>
          <table:table-cell office:value-type="string" calcext:value-type="string">
            <text:p>ENABLE ISOLATED GATE DRIVE PSU</text:p>
          </table:table-cell>
          <table:table-cell table:number-columns-repeated="1020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2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20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2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2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2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2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2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2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2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2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2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2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2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2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HVIL / DC LINK DISCHARGE OPERATION</text:p>
          </table:table-cell>
          <table:table-cell office:value-type="string" calcext:value-type="string">
            <text:p>DC BUS DISCHARGE RESISTORS ARE CONTROLLED BY THE HVIL CIRCUIT VIA OPTO U33 (ACPL-M49T). WHEN HVIL PRESENCE IS DETECTED , DC BUS DISCHARGE IS REMOVED. HVIL IS A CURRENT LOOP SUPPLIED EXTERNALLY VIA PINS 4 AND 23 ON THE LV CONNECTOR. MINIMUM HVIL CURRENT = 15mA ,MAXIMUM HVIL CURRENT =24mA , NOMINAL =20mA. </text:p>
          </table:table-cell>
          <table:table-cell table:number-columns-repeated="1020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3:54:42.8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0-11-25T13:55:37.210000000</dc:date>
    <meta:editing-duration>PT17H52M4S</meta:editing-duration>
    <meta:editing-cycles>84</meta:editing-cycles>
    <meta:document-statistic meta:table-count="1" meta:cell-count="532" meta:object-count="0"/>
  </office:meta>
</office:document-meta>
</file>